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D000000D0D09CF225.png" manifest:media-type="image/png"/>
  <manifest:file-entry manifest:full-path="Pictures/10000000000000AB0000001A2E7D20ED.png" manifest:media-type="image/png"/>
  <manifest:file-entry manifest:full-path="Pictures/10000000000000B40000014148FC917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4cm" svg:stroke-color="#000000" draw:marker-start-width="0.8cm" draw:marker-end-width="0.8cm" draw:fill="none" draw:textarea-horizontal-align="justify" draw:textarea-vertical-align="middle" draw:auto-grow-height="false" fo:min-height="0.55cm" fo:min-width="18.1cm" fo:padding-top="0.325cm" fo:padding-bottom="0.325cm" fo:padding-left="0.45cm" fo:padding-r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cm" svg:height="11.413cm" svg:x="7.4cm" svg:y="0.5cm">
          <draw:image xlink:href="Pictures/10000000000000B40000014148FC917E.png" xlink:type="simple" xlink:show="embed" xlink:actuate="onLoad">
            <text:p/>
          </draw:image>
        </draw:frame>
        <draw:frame draw:style-name="gr1" draw:text-style-name="P1" draw:layer="layout" svg:width="12.687cm" svg:height="1.927cm" svg:x="3.613cm" svg:y="14.3cm">
          <draw:image xlink:href="Pictures/10000000000000AB0000001A2E7D20ED.png" xlink:type="simple" xlink:show="embed" xlink:actuate="onLoad">
            <text:p/>
          </draw:image>
        </draw:frame>
        <draw:line draw:style-name="gr2" draw:text-style-name="P1" draw:layer="layout" svg:x1="11.9cm" svg:y1="11.3cm" svg:x2="5.4cm" svg:y2="14.1cm">
          <text:p/>
        </draw:line>
        <draw:frame draw:style-name="gr3" draw:layer="layout" svg:width="6.209cm" svg:height="0.962cm" svg:x="7.891cm" svg:y="12.8cm">
          <draw:text-box>
            <text:p>Save Button Clicked</text:p>
          </draw:text-box>
        </draw:frame>
        <draw:frame draw:style-name="gr1" draw:text-style-name="P1" draw:layer="layout" svg:width="18.891cm" svg:height="7.483cm" svg:x="1.009cm" svg:y="16.517cm">
          <draw:image xlink:href="Pictures/100000000000020D000000D0D09CF225.png" xlink:type="simple" xlink:show="embed" xlink:actuate="onLoad">
            <text:p/>
          </draw:image>
        </draw:frame>
        <draw:custom-shape draw:style-name="gr4" draw:text-style-name="P1" draw:layer="layout" svg:width="19cm" svg:height="1.2cm" svg:x="1cm" svg:y="2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57:01.722000000</meta:creation-date>
    <dc:date>2015-02-26T17:04:31.135000000</dc:date>
    <meta:editing-duration>PT7M28S</meta:editing-duration>
    <meta:editing-cycles>2</meta:editing-cycles>
    <meta:generator>LibreOffice/4.3.2.2$Windows_x86 LibreOffice_project/edfb5295ba211bd31ad47d0bad0118690f76407d</meta:generator>
    <meta:document-statistic meta:object-count="6"/>
  </office:meta>
</office:document-meta>
</file>